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025cm" draw:marker-start-width="0.266cm" draw:marker-end="Short_20_line_20_Arrow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1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17cm"/>
    </style:style>
    <style:style style:name="gr9" style:family="graphic" style:parent-style-name="objectwithoutfill">
      <style:graphic-properties svg:stroke-width="0.051cm" draw:marker-start="Circle" draw:marker-start-width="0.344cm" draw:marker-start-center="false" draw:marker-end="Arrow_20_concave" draw:marker-end-width="0.344cm" draw:marker-end-center="false" draw:fill="none" draw:textarea-vertical-align="middle" fo:padding-top="0.15cm" fo:padding-bottom="0.15cm" fo:padding-left="0.275cm" fo:padding-right="0.275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style:font-name="Ubuntu Mono1" fo:font-size="13pt" style:font-size-asian="13pt" style:font-size-complex="13pt"/>
    </style:style>
    <style:style style:name="T1" style:family="text">
      <style:text-properties style:font-name="Ubuntu Mon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5.08cm" svg:x="2.778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828cm" svg:x="12.348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21cm" svg:height="1.778cm" svg:x="3.33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21cm" svg:height="1.828cm" svg:x="7.903cm" svg:y="4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794cm" svg:height="0.712cm" svg:x="3.458cm" svg:y="3.463cm">
          <draw:text-box>
            <text:p><text:span text:style-name="T1">127.0.0.1</text:span></text:p>
          </draw:text-box>
        </draw:frame>
        <draw:frame draw:style-name="gr3" draw:text-style-name="P2" draw:layer="layout" svg:width="2.667cm" svg:height="0.712cm" svg:x="8.03cm" svg:y="3.413cm">
          <draw:text-box>
            <text:p><text:span text:style-name="T1">proxy.com</text:span></text:p>
          </draw:text-box>
        </draw:frame>
        <draw:line draw:style-name="gr4" draw:text-style-name="P1" draw:layer="layout" svg:x1="6.252cm" svg:y1="4.81cm" svg:x2="7.903cm" svg:y2="4.81cm">
          <text:p/>
        </draw:line>
        <draw:frame draw:style-name="gr5" draw:text-style-name="P2" draw:layer="layout" svg:width="1.416cm" svg:height="0.712cm" svg:x="3.966cm" svg:y="4.258cm">
          <draw:text-box>
            <text:p><text:span text:style-name="T1">8000</text:span></text:p>
          </draw:text-box>
        </draw:frame>
        <draw:frame draw:style-name="gr3" draw:text-style-name="P2" draw:layer="layout" svg:width="1.143cm" svg:height="0.712cm" svg:x="13.364cm" svg:y="4.302cm">
          <draw:text-box>
            <text:p><text:span text:style-name="T1">80</text:span></text:p>
          </draw:text-box>
        </draw:frame>
        <draw:frame draw:style-name="gr6" draw:text-style-name="P2" draw:layer="layout" svg:width="1.188cm" svg:height="0.762cm" svg:x="6.334cm" svg:y="4.175cm">
          <draw:text-box>
            <text:p><text:span text:style-name="T1">ssh</text:span></text:p>
          </draw:text-box>
        </draw:frame>
        <draw:frame draw:style-name="gr7" draw:text-style-name="P2" draw:layer="layout" svg:width="9.646cm" svg:height="0.712cm" svg:x="3.032cm" svg:y="6.384cm">
          <draw:text-box>
            <text:p><text:span text:style-name="T1">ssh user@proxy.com -L 8000:remote.com:80</text:span></text:p>
          </draw:text-box>
        </draw:frame>
        <draw:frame draw:style-name="gr8" draw:text-style-name="P2" draw:layer="layout" svg:width="7.817cm" svg:height="0.712cm" svg:x="3.083cm" svg:y="7.223cm">
          <draw:text-box>
            <text:p><text:span text:style-name="T1">127.0.0.1:8000 ==&gt; remote.com:80</text:span></text:p>
          </draw:text-box>
        </draw:frame>
        <draw:line draw:style-name="gr4" draw:text-style-name="P1" draw:layer="layout" svg:x1="6.252cm" svg:y1="5.318cm" svg:x2="7.903cm" svg:y2="5.318cm">
          <text:p/>
        </draw:line>
        <draw:line draw:style-name="gr9" draw:text-style-name="P1" draw:layer="layout" svg:x1="4.601cm" svg:y1="5.064cm" svg:x2="13.872cm" svg:y2="5.064cm">
          <text:p/>
        </draw:line>
        <draw:frame draw:style-name="gr3" draw:text-style-name="P2" draw:layer="layout" svg:width="2.794cm" svg:height="0.712cm" svg:x="12.348cm" svg:y="3.463cm">
          <draw:text-box>
            <text:p><text:span text:style-name="T1">remote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8:39:58.728043408</meta:creation-date>
    <dc:date>2017-04-02T13:47:49.765706672</dc:date>
    <meta:editing-duration>PT4H26M38S</meta:editing-duration>
    <meta:editing-cycles>8</meta:editing-cycles>
    <meta:generator>LibreOffice/4.2.8.2$Linux_X86_64 LibreOffice_project/420m0$Build-2</meta:generator>
    <meta:document-statistic meta:object-count="15"/>
  </office:meta>
</office:document-meta>
</file>